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50000018074BBFCC91E548507.png" manifest:media-type="image/png"/>
  <manifest:file-entry manifest:full-path="Pictures/100000000000032B000004B1CC98302024860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132d26" officeooo:paragraph-rsid="00132d26"/>
    </style:style>
    <style:style style:name="P2" style:family="paragraph" style:parent-style-name="Standard">
      <style:paragraph-properties fo:break-before="page"/>
      <style:text-properties style:font-name="Liberation Sans" officeooo:rsid="00132d26" officeooo:paragraph-rsid="00132d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achary Thompson</text:p>
      <text:p text:style-name="P1"><draw:frame draw:style-name="fr2" draw:name="Image1" text:anchor-type="paragraph" svg:x="0.402in" svg:y="0.4417in" svg:width="6.1217in" svg:height="9.0654in" draw:z-index="0"><draw:image xlink:href="Pictures/100000000000032B000004B1CC98302024860407.png" xlink:type="simple" xlink:show="embed" xlink:actuate="onLoad" draw:mime-type="image/png"/></draw:frame></text:p>
      <text:p text:style-name="P1">Code:</text:p>
      <text:p text:style-name="P2">Sample Output:<draw:frame draw:style-name="fr1" draw:name="Image2" text:anchor-type="char" svg:x="1.1429in" svg:y="1.0516in" svg:width="4.639in" svg:height="3.5882in" draw:z-index="1"><draw:image xlink:href="Pictures/10000000000001F50000018074BBFCC91E5485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7T12:13:04.190890818</meta:creation-date>
    <meta:generator>LibreOffice/7.1.1.2$Linux_X86_64 LibreOffice_project/10$Build-2</meta:generator>
    <dc:date>2021-03-27T12:23:02.734371236</dc:date>
    <meta:editing-duration>PT9M58S</meta:editing-duration>
    <meta:editing-cycles>2</meta:editing-cycles>
    <meta:document-statistic meta:table-count="0" meta:image-count="2" meta:object-count="0" meta:page-count="2" meta:paragraph-count="3" meta:word-count="5" meta:character-count="35" meta:non-whitespace-character-count="33"/>
  </office:meta>
</office:document-meta>
</file>